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Thumbnails/thumbnail.png" manifest:media-type="image/png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Pictures/10000000000000AA0000004D35A7ACDC.png" manifest:media-type="image/png"/>
  <manifest:file-entry manifest:full-path="Pictures/1000000000000059000000474314D8BA.png" manifest:media-type="image/png"/>
  <manifest:file-entry manifest:full-path="Pictures/10000000000000EF0000005701B3BD2C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Roboto" svg:font-family="Roboto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ade0ee" draw:textarea-horizontal-align="justify" draw:textarea-vertical-align="middle" draw:auto-grow-height="false" loext:decorative="false"/>
    </style:style>
    <style:style style:name="gr2" style:family="graphic" style:parent-style-name="standard">
      <style:graphic-properties draw:fill="hatch" draw:fill-hatch-name="Black_20_45_20_Degrees" draw:textarea-vertical-align="middle" loext:decorative="false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5" style:family="graphic" style:parent-style-name="objectwithoutfill">
      <style:graphic-properties draw:stroke="dash" draw:stroke-dash="Ultrafine_20_Dashed" svg:stroke-width="0.025cm" draw:marker-start-width="0.229cm" draw:marker-end-width="0.229cm" draw:fill="solid" draw:fill-color="#ade0ee" draw:textarea-vertical-align="middle" fo:padding-top="0.137cm" fo:padding-bottom="0.137cm" fo:padding-left="0.262cm" fo:padding-right="0.262cm" loext:decorative="false"/>
    </style:style>
    <style:style style:name="gr6" style:family="graphic" style:parent-style-name="objectwithoutfill">
      <style:graphic-properties draw:stroke="dash" draw:stroke-dash="Ultrafine_20_Dashed" svg:stroke-width="0.025cm" draw:marker-start-width="0.229cm" draw:marker-end-width="0.229cm" draw:fill="none" draw:textarea-vertical-align="middle" fo:padding-top="0.137cm" fo:padding-bottom="0.137cm" fo:padding-left="0.262cm" fo:padding-right="0.262cm" loext:decorative="false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loext:decorative="false"/>
    </style:style>
    <style:style style:name="gr8" style:family="graphic" style:parent-style-name="Object_20_with_20_no_20_fill_20_and_20_no_20_line">
      <style:graphic-properties draw:stroke="none" draw:fill="none" draw:ole-draw-aspect="1" style:protect="size" loext:decorative="false"/>
    </style:style>
    <style:style style:name="gr9" style:family="graphic" style:parent-style-name="objectwithoutfill">
      <style:graphic-properties draw:marker-end="Arrow" draw:marker-end-width="0.152cm" draw:fill="none" draw:textarea-vertical-align="middle" loext:decorative="fals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>
      <style:graphic-properties loext:decorative="false"/>
    </style:style>
    <style:style style:name="gr12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13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P1" style:family="paragraph">
      <loext:graphic-properties draw:fill="solid" draw:fill-color="#ade0ee"/>
      <style:paragraph-properties fo:text-align="center"/>
    </style:style>
    <style:style style:name="P2" style:family="paragraph">
      <loext:graphic-properties draw:fill="hatch" draw:fill-hatch-name="Black_20_45_20_Degrees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46cm" svg:height="3.252cm" svg:x="3.78cm" svg:y="3.104cm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0.845cm" svg:height="3.391cm" svg:x="3.784cm" svg:y="2.984cm" svg:viewBox="0 0 846 3392" svg:d="M0 319c259-189 398-229 398-229l149-50 189-30 100-10c0 0 10 3401 10 3362s-846 0-846 0v30z">
          <text:p/>
        </draw:path>
        <draw:line draw:style-name="gr3" draw:text-style-name="P3" draw:layer="layout" svg:x1="1.386cm" svg:y1="6.351cm" svg:x2="7.362cm" svg:y2="6.351cm">
          <text:p/>
        </draw:line>
        <draw:line draw:style-name="gr3" draw:text-style-name="P3" draw:layer="layout" svg:x1="2.546cm" svg:y1="7.046cm" svg:x2="2.546cm" svg:y2="0.793cm">
          <text:p/>
        </draw:line>
        <draw:path draw:style-name="gr4" draw:text-style-name="P3" draw:layer="layout" svg:width="3.032cm" svg:height="2.691cm" draw:transform="rotate (1.16762526958421) translate (2.92099999942683cm 4.32999999975552cm)" svg:viewBox="0 0 3033 2692" svg:d="M0 0c377 0 577 66 577 66l218 80 297 141 240 135c0 0 205 128 306 236s345 456 345 456c89 157 179 420 175 411s156 515 358 763l517 404">
          <text:p/>
        </draw:path>
        <draw:line draw:style-name="gr5" draw:text-style-name="P1" draw:layer="layout" svg:x1="3.782cm" svg:y1="3.31cm" svg:x2="3.782cm" svg:y2="6.352cm">
          <text:p/>
        </draw:line>
        <draw:line draw:style-name="gr6" draw:text-style-name="P3" xml:id="id2" draw:id="id2" draw:layer="layout" svg:x1="4.625cm" svg:y1="2.993cm" svg:x2="4.625cm" svg:y2="6.342cm">
          <text:p/>
        </draw:line>
        <draw:line draw:style-name="gr6" draw:text-style-name="P3" draw:layer="layout" svg:x1="3.773cm" svg:y1="3.3cm" svg:x2="2.547cm" svg:y2="3.3cm">
          <text:p/>
        </draw:line>
        <draw:custom-shape draw:style-name="gr7" draw:text-style-name="P3" draw:layer="layout" svg:width="0.209cm" svg:height="0.527cm" svg:x="4.142cm" svg:y="2.915cm">
          <text:p/>
          <draw:enhanced-geometry svg:viewBox="0 0 21600 21600" draw:type="rectangle" draw:enhanced-path="M 0 0 L 21600 0 21600 21600 0 21600 0 0 Z N"/>
        </draw:custom-shape>
        <draw:frame draw:style-name="gr8" draw:text-style-name="P4" xml:id="id1" draw:id="id1" draw:layer="layout" svg:width="2.11cm" svg:height="0.408cm" svg:x="5.277cm" svg:y="5.2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onnector draw:style-name="gr9" draw:text-style-name="P3" draw:layer="layout" draw:type="curve" svg:x1="6.332cm" svg:y1="5.25cm" svg:x2="4.625cm" svg:y2="4.667cm" draw:start-shape="id1" draw:start-glue-point="0" draw:end-shape="id2" draw:end-glue-point="1" svg:d="M6332 5250c0-389-569-583-1707-583" svg:viewBox="0 0 1708 584">
          <text:p/>
        </draw:connector>
        <draw:frame draw:style-name="gr8" draw:text-style-name="P4" draw:layer="layout" svg:width="1.15cm" svg:height="0.378cm" svg:x="1.925cm" svg:y="0.36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8" draw:text-style-name="P4" draw:layer="layout" svg:width="0.315cm" svg:height="0.351cm" svg:x="7.305cm" svg:y="6.14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6" draw:text-style-name="P3" draw:layer="layout" svg:x1="4.606cm" svg:y1="2.974cm" svg:x2="2.537cm" svg:y2="2.974cm">
          <text:p/>
        </draw:line>
        <draw:line draw:style-name="gr5" draw:text-style-name="P1" draw:layer="layout" svg:x1="4.208cm" svg:y1="3.094cm" svg:x2="4.208cm" svg:y2="6.327cm">
          <text:p/>
        </draw:line>
        <draw:line draw:style-name="gr6" draw:text-style-name="P3" draw:layer="layout" svg:x1="6.595cm" svg:y1="3.104cm" svg:x2="4.222cm" svg:y2="3.104cm">
          <text:p/>
        </draw:line>
        <draw:frame draw:style-name="gr8" draw:text-style-name="P4" draw:layer="layout" svg:width="2.99cm" svg:height="0.471cm" svg:x="6.316cm" svg:y="2.65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0" draw:text-style-name="P5" draw:layer="layout" svg:width="1.004cm" svg:height="0.365cm" svg:x="6.552cm" svg:y="2.981cm">
          <draw:image xlink:href="Pictures/10000000000000EF0000005701B3BD2C.png" xlink:type="simple" xlink:show="embed" xlink:actuate="onLoad" draw:mime-type="image/png">
            <text:p/>
          </draw:image>
          <svg:title>TexMaths</svg:title>
          <svg:desc>10§display§F_{n+1/2}§png§600§FALSE§</svg:desc>
        </draw:frame>
        <draw:frame draw:style-name="gr10" draw:text-style-name="P5" draw:layer="layout" svg:width="0.374cm" svg:height="0.298cm" svg:x="2.088cm" svg:y="3.195cm">
          <draw:image xlink:href="Pictures/1000000000000059000000474314D8BA.png" xlink:type="simple" xlink:show="embed" xlink:actuate="onLoad" draw:mime-type="image/png">
            <text:p/>
          </draw:image>
          <svg:title>TexMaths</svg:title>
          <svg:desc>10§display§F_n§png§600§FALSE§</svg:desc>
        </draw:frame>
        <draw:frame draw:style-name="gr10" draw:text-style-name="P5" draw:layer="layout" svg:width="0.714cm" svg:height="0.323cm" svg:x="1.788cm" svg:y="2.725cm">
          <draw:image xlink:href="Pictures/10000000000000AA0000004D35A7ACDC.png" xlink:type="simple" xlink:show="embed" xlink:actuate="onLoad" draw:mime-type="image/png">
            <text:p/>
          </draw:image>
          <svg:title>TexMaths</svg:title>
          <svg:desc>10§display§F_{n+1}§png§600§FALSE§</svg:desc>
        </draw:frame>
        <draw:g draw:style-name="gr11">
          <svg:title>TexMaths</svg:title>
          <svg:desc>10§display§t_{n+\frac{1}{2}}§svg§600§FALSE§</svg:desc>
          <draw:path draw:style-name="gr12" draw:text-style-name="P6" draw:layer="layout" svg:width="0.631cm" svg:height="0.352cm" svg:x="3.94cm" svg:y="6.534cm" svg:viewBox="0 0 632 353" svg:d="M0 0c211 0 421 0 632 0 0 118 0 235 0 353-211 0-421 0-632 0 0-118 0-235 0-353z">
            <text:p/>
          </draw:path>
          <draw:path draw:style-name="gr13" draw:text-style-name="P7" draw:layer="layout" svg:width="0.107cm" svg:height="0.221cm" svg:x="3.922cm" svg:y="6.516cm" svg:viewBox="0 0 108 222" svg:d="M64 79c11 0 22 0 33 0 7 0 11 0 11-7 0-4-4-4-10-4-10 0-21 0-31 0 13-49 14-56 14-59 0-5-4-9-10-9-1 0-11 0-14 13-4 18-9 37-13 55-11 0-22 0-33 0-7 0-11 0-11 7 0 4 3 4 10 4 10 0 21 0 31 0-26 100-27 106-27 112 0 18 13 31 32 31 36 0 56-50 56-53s-3-3-4-3c-3 0-4 1-5 5-15 35-34 43-46 43-7 0-11-4-11-16 0-7 1-10 2-16 9-35 17-69 26-103z">
            <text:p/>
          </draw:path>
          <draw:path draw:style-name="gr13" draw:text-style-name="P7" draw:layer="layout" svg:width="0.149cm" svg:height="0.11cm" svg:x="4.052cm" svg:y="6.712cm" svg:viewBox="0 0 150 111" svg:d="M19 93c-1 3-3 9-3 10 0 6 5 8 8 8 5 0 9-3 10-5 1-3 3-10 4-16 2-4 4-15 6-22 1-5 3-10 4-16 3-10 3-12 10-22s19-23 37-23c14 0 15 13 15 18 0 14-11 41-15 52-2 7-3 9-3 13 0 13 10 21 23 21 24 0 35-34 35-37 0-4-3-4-4-4-3 0-3 2-4 5-6 19-17 29-26 29-6 0-7-3-7-8 0-6 2-9 6-20 3-8 13-34 13-48 0-23-19-28-32-28-20 0-34 13-41 23-2-17-17-23-27-23s-16 8-19 14c-5 9-9 23-9 24 0 3 3 2 4 3 4 0 4-1 6-7 3-15 8-27 18-27 6 0 8 6 8 12 0 5-2 14-4 21-2 6-4 16-6 22-2 10-5 20-7 31z">
            <text:p/>
          </draw:path>
          <draw:path draw:style-name="gr13" draw:text-style-name="P7" draw:layer="layout" svg:width="0.18cm" svg:height="0.18cm" svg:x="4.231cm" svg:y="6.67cm" svg:viewBox="0 0 181 181" svg:d="M97 96c25 0 50 0 75 0 3 0 9 0 9-6s-6-6-9-6c-25 0-50 0-75 0 0-25 0-50 0-75 0-3 0-9-6-9s-6 5-6 9c0 25 0 50 0 75-25 0-51 0-76 0-3 0-9 0-9 6s6 6 9 6c25 0 51 0 76 0 0 25 0 50 0 75 0 4 0 10 6 10s6-6 6-10c0-25 0-50 0-75z">
            <text:p/>
          </draw:path>
          <draw:path draw:style-name="gr13" draw:text-style-name="P7" draw:layer="layout" svg:width="0.071cm" svg:height="0.115cm" svg:x="4.496cm" svg:y="6.611cm" svg:viewBox="0 0 72 116" svg:d="M44 5c0-5 0-5-6-5-12 11-32 11-35 11-1 0-2 0-3 0 0 3 0 5 0 8 1 0 2 0 3 0 4 0 15-1 25-5 0 29 0 58 0 87 0 6 0 8-18 8-3 0-6 0-9 0 0 2 0 4 0 7 10 0 24 0 35 0 10 0 26 0 36 0 0-3 0-5 0-7-3 0-6 0-9 0-19 0-19-2-19-8 0-32 0-64 0-96z">
            <text:p/>
          </draw:path>
          <draw:path draw:style-name="gr13" draw:text-style-name="P7" draw:layer="layout" svg:width="0.118cm" svg:height="0.011cm" svg:x="4.471cm" svg:y="6.753cm" svg:viewBox="0 0 119 12" svg:d="M0 0c40 0 79 0 119 0 0 4 0 8 0 12-40 0-79 0-119 0 0-4 0-8 0-12z">
            <text:p/>
          </draw:path>
          <draw:path draw:style-name="gr13" draw:text-style-name="P7" draw:layer="layout" svg:width="0.086cm" svg:height="0.116cm" svg:x="4.487cm" svg:y="6.788cm" svg:viewBox="0 0 87 117" svg:d="M87 83c-2 0-5 0-7 0-1 4-3 14-6 16-1 1-16 1-18 1-12 0-23 0-35 0 12-8 25-18 35-25 16-11 31-21 31-40 0-22-21-35-46-35-24 0-41 14-41 31 0 9 7 11 10 11 4 0 10-3 10-10s-4-10-10-11c5-8 15-13 27-13 17 0 31 10 31 27 0 15-10 26-24 38s-28 24-42 36c-2 2-2 2-2 3s0 3 0 5c27 0 54 0 81 0 2-12 4-23 6-34z">
            <text:p/>
          </draw:path>
        </draw:g>
        <draw:g draw:style-name="gr11">
          <svg:title>TexMaths</svg:title>
          <svg:desc>10§display§t_{n}§svg§600§FALSE§</svg:desc>
          <draw:path draw:style-name="gr12" draw:text-style-name="P6" draw:layer="layout" svg:width="0.242cm" svg:height="0.236cm" svg:x="3.408cm" svg:y="6.534cm" svg:viewBox="0 0 243 237" svg:d="M0 0c81 0 162 0 243 0 0 79 0 158 0 237-81 0-162 0-243 0 0-79 0-158 0-237z">
            <text:p/>
          </draw:path>
          <draw:path draw:style-name="gr13" draw:text-style-name="P7" draw:layer="layout" svg:width="0.107cm" svg:height="0.221cm" svg:x="3.39cm" svg:y="6.516cm" svg:viewBox="0 0 108 222" svg:d="M64 79c11 0 22 0 33 0 7 0 11 0 11-7 0-4-4-4-10-4-11 0-21 0-31 0 13-49 14-56 14-59 0-6-4-9-10-9-1 0-11 0-14 13-5 18-10 36-14 55-11 0-21 0-32 0-7 0-11 0-11 7 0 4 3 4 10 4 10 0 21 0 31 0-26 98-27 104-27 111 0 19 13 32 32 32 36 0 56-51 56-54s-3-3-4-3c-3 0-4 1-5 4-16 37-34 45-46 45-7 0-11-4-11-16 0-8 1-11 2-17 9-34 17-68 26-102z">
            <text:p/>
          </draw:path>
          <draw:path draw:style-name="gr13" draw:text-style-name="P7" draw:layer="layout" svg:width="0.148cm" svg:height="0.109cm" svg:x="3.52cm" svg:y="6.679cm" svg:viewBox="0 0 149 110" svg:d="M18 92c-1 3-2 9-2 10 0 6 4 8 8 8 5 0 9-3 10-5 1-3 3-10 4-16 2-4 4-15 6-22 1-5 3-10 4-16 3-10 3-12 10-22s19-23 37-23c14 0 15 13 15 18 0 14-11 41-15 52-3 7-4 9-4 13 0 13 11 21 24 21 24 0 34-34 34-37 0-4-3-4-4-4-3 0-4 2-5 5-4 19-15 29-25 29-5 0-6-3-6-8 0-6 1-9 6-20 3-8 13-34 13-48 0-23-19-27-32-27-20 0-34 12-41 22-2-17-17-22-27-22s-16 7-19 13c-6 9-9 23-9 24 0 3 3 3 4 3 4 0 4-1 6-7 3-15 8-27 18-27 6 0 8 6 8 12 0 5-3 14-4 21-2 6-4 16-6 22-3 10-5 20-8 31z">
            <text:p/>
          </draw:path>
        </draw:g>
        <draw:g draw:style-name="gr11">
          <svg:title>TexMaths</svg:title>
          <svg:desc>10§display§t_{n+1}§svg§600§FALSE§</svg:desc>
          <draw:path draw:style-name="gr12" draw:text-style-name="P6" draw:layer="layout" svg:width="0.586cm" svg:height="0.263cm" svg:x="4.948cm" svg:y="6.534cm" svg:viewBox="0 0 587 264" svg:d="M0 0c196 0 391 0 587 0 0 88 0 176 0 264-196 0-391 0-587 0 0-88 0-176 0-264z">
            <text:p/>
          </draw:path>
          <draw:path draw:style-name="gr13" draw:text-style-name="P7" draw:layer="layout" svg:width="0.107cm" svg:height="0.221cm" svg:x="4.93cm" svg:y="6.516cm" svg:viewBox="0 0 108 222" svg:d="M64 79c11 0 22 0 33 0 7 0 11 0 11-7 0-4-4-4-10-4-10 0-21 0-31 0 13-49 15-56 15-58 0-6-5-10-11-10-1 0-10 1-14 13-4 18-9 37-13 55-11 0-22 0-33 0-7 0-11 0-11 7 0 4 3 4 10 4 10 0 21 0 31 0-25 99-27 105-27 111 0 19 14 32 33 32 35 0 55-51 55-54s-3-3-4-3c-3 0-3 1-5 5-15 36-34 45-46 45-7 0-11-5-11-17 0-8 1-10 2-16 9-34 17-69 26-103z">
            <text:p/>
          </draw:path>
          <draw:path draw:style-name="gr13" draw:text-style-name="P7" draw:layer="layout" svg:width="0.149cm" svg:height="0.109cm" svg:x="5.06cm" svg:y="6.679cm" svg:viewBox="0 0 150 110" svg:d="M19 92c-1 4-3 10-3 11 0 5 5 7 9 7s8-3 9-5 3-10 5-15c1-5 4-16 5-22 2-6 3-11 4-17 3-10 3-12 11-22 6-10 18-22 36-22 15 0 15 12 15 17 0 15-11 42-15 52-2 7-3 9-3 13 0 13 11 21 23 21 25 0 35-33 35-37 0-3-3-3-4-3-3 0-3 1-4 4-6 19-16 29-26 29-5 0-6-3-6-8 0-6 1-9 5-20 3-8 13-34 13-47 0-24-19-28-32-28-20 0-34 12-41 22-2-17-16-22-26-22-11 0-17 7-20 13-5 9-9 23-9 24 0 3 4 3 5 3 3 0 3 0 5-7 4-14 8-26 18-26 6 0 8 5 8 12 0 4-2 13-4 20s-4 17-5 22c-3 10-5 20-8 31z">
            <text:p/>
          </draw:path>
          <draw:path draw:style-name="gr13" draw:text-style-name="P7" draw:layer="layout" svg:width="0.18cm" svg:height="0.179cm" svg:x="5.239cm" svg:y="6.636cm" svg:viewBox="0 0 181 180" svg:d="M97 97c25 0 50 0 75 0 3 0 9 0 9-6 0-7-5-7-9-7-25 0-50 0-75 0 0-25 0-50 0-75 0-3 0-9-6-9s-6 6-6 9c0 25 0 50 0 75-25 0-50 0-75 0-4 0-10 0-10 6 0 7 6 7 10 7 25 0 50 0 75 0 0 25 0 50 0 74 0 3 0 9 6 9s6-6 6-9c0-24 0-49 0-74z">
            <text:p/>
          </draw:path>
          <draw:path draw:style-name="gr13" draw:text-style-name="P7" draw:layer="layout" svg:width="0.089cm" svg:height="0.162cm" svg:x="5.463cm" svg:y="6.625cm" svg:viewBox="0 0 90 163" svg:d="M56 7c0-7-1-7-7-7-16 16-39 16-49 16 0 3 0 6 0 9 6 0 23 0 36-7 0 41 0 83 0 125 0 8 0 11-25 11-3 0-6 0-9 0 0 3 0 6 0 9 5 0 35-1 44-1 7 0 38 1 44 1 0-3 0-6 0-9-3 0-7 0-10 0-24 0-24-3-24-11 0-46 0-91 0-136z">
            <text:p/>
          </draw:path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Roboto" svg:font-family="Roboto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7T15:59:52</meta:creation-date>
    <dc:date>2024-04-29T20:15:25.349198080</dc:date>
    <meta:editing-duration>PT29M46S</meta:editing-duration>
    <meta:editing-cycles>11</meta:editing-cycles>
    <meta:generator>LibreOffice/24.2.2.2$Linux_X86_64 LibreOffice_project/420$Build-2</meta:generator>
    <meta:document-statistic meta:object-count="38"/>
  </office:meta>
</office:document-meta>
</file>

<file path=Object 10/content.xml><?xml version="1.0" encoding="utf-8"?>
<math xmlns="http://www.w3.org/1998/Math/MathML" display="block">
  <semantics>
    <mrow/>
    <annotation encoding="StarMath 5.0">{ }</annotation>
  </semantics>
</math>
</file>

<file path=Object 5/content.xml><?xml version="1.0" encoding="utf-8"?>
<math xmlns="http://www.w3.org/1998/Math/MathML">
  <semantics>
    <mrow>
      <mstyle mathsize="9pt">
        <mrow>
          <mrow>
            <mi>F</mi>
            <mrow>
              <mo stretchy="false">(</mo>
              <mrow>
                <mi>x</mi>
                <mrow>
                  <mo stretchy="false">(</mo>
                  <mrow>
                    <msub>
                      <mi>t</mi>
                      <mi>n</mi>
                    </msub>
                  </mrow>
                  <mo stretchy="false">)</mo>
                </mrow>
                <mi>,</mi>
                <msub>
                  <mi>t</mi>
                  <mi>n</mi>
                </msub>
              </mrow>
              <mo stretchy="false">)</mo>
            </mrow>
            <mo stretchy="false">Δ</mo>
            <mi>t</mi>
          </mrow>
        </mrow>
      </mstyle>
    </mrow>
    <annotation encoding="StarMath 5.0">size 9 {F(x(t_n),t_n) %DELTA t}</annotation>
  </semantics>
</math>
</file>

<file path=Object 6/content.xml><?xml version="1.0" encoding="utf-8"?>
<math xmlns="http://www.w3.org/1998/Math/MathML">
  <semantics>
    <mrow>
      <mstyle mathsize="9pt">
        <mrow>
          <mrow>
            <mi>F</mi>
            <mrow>
              <mo stretchy="false">(</mo>
              <mrow>
                <mi>x</mi>
                <mi>,</mi>
                <mi>t</mi>
              </mrow>
              <mo stretchy="false">)</mo>
            </mrow>
          </mrow>
        </mrow>
      </mstyle>
    </mrow>
    <annotation encoding="StarMath 5.0">size 9 {F(x,t)}</annotation>
  </semantics>
</math>
</file>

<file path=Object 7/content.xml><?xml version="1.0" encoding="utf-8"?>
<math xmlns="http://www.w3.org/1998/Math/MathML">
  <semantics>
    <mrow>
      <mstyle mathsize="9pt">
        <mrow>
          <mrow>
            <mi>t</mi>
          </mrow>
        </mrow>
      </mstyle>
    </mrow>
    <annotation encoding="StarMath 5.0">size 9 {t}</annotation>
  </semantics>
</math>
</file>